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miri" svg:font-family="Amiri" style:font-pitch="variable"/>
    <style:font-face style:name="Asana Math" svg:font-family="'Asana Math'" style:font-pitch="variable"/>
    <style:font-face style:name="GFS Didot" svg:font-family="'GFS Didot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aea79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aea79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.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0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8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font-name="GFS Dido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GFS Dido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0.7cm" svg:x="9cm" svg:y="19.6cm">
          <text:p text:style-name="P1">Probe</text:p>
          <draw:enhanced-geometry svg:viewBox="0 0 21600 21600" draw:type="rectangle" draw:enhanced-path="M 0 0 L 21600 0 21600 21600 0 21600 0 0 Z N"/>
        </draw:custom-shape>
        <draw:frame draw:style-name="gr2" draw:layer="layout" svg:width="0.502cm" svg:height="0.962cm" svg:x="5.6cm" svg:y="17.6cm">
          <draw:text-box>
            <text:p/>
          </draw:text-box>
        </draw:frame>
        <draw:line draw:style-name="gr3" draw:text-style-name="P1" draw:layer="layout" svg:x1="5.857cm" svg:y1="16.1cm" svg:x2="7.157cm" svg:y2="16.1cm">
          <text:p/>
        </draw:line>
        <draw:line draw:style-name="gr3" draw:text-style-name="P1" draw:layer="layout" svg:x1="6.138cm" svg:y1="16.4cm" svg:x2="6.838cm" svg:y2="16.4cm">
          <text:p/>
        </draw:line>
        <draw:custom-shape draw:style-name="gr4" draw:text-style-name="P1" draw:layer="layout" svg:width="5.3cm" svg:height="2.4cm" svg:x="2.4cm" svg:y="9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0.88cm" svg:x="10.6cm" svg:y="10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072cm" svg:height="3.52cm" svg:x="12.814cm" svg:y="11.479cm">
          <text:p text:style-name="P1">Z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0.925cm" svg:height="0.962cm" svg:x="12.9cm" svg:y="10.599cm">
          <draw:text-box>
            <text:p>X</text:p>
          </draw:text-box>
        </draw:frame>
        <draw:frame draw:style-name="gr8" draw:layer="layout" svg:width="3.389cm" svg:height="0.962cm" svg:x="3.5cm" svg:y="10.138cm">
          <draw:text-box>
            <text:p>Verstärker</text:p>
          </draw:text-box>
        </draw:frame>
        <draw:frame draw:style-name="gr9" draw:text-style-name="P2" draw:layer="layout" svg:width="0.735cm" svg:height="0.649cm" svg:x="7.118cm" svg:y="9.5cm">
          <draw:text-box>
            <text:p text:style-name="P2"><text:span text:style-name="T1">X</text:span></text:p>
          </draw:text-box>
        </draw:frame>
        <draw:frame draw:style-name="gr9" draw:text-style-name="P2" draw:layer="layout" svg:width="0.853cm" svg:height="0.649cm" svg:x="7cm" svg:y="9.9cm">
          <draw:text-box>
            <text:p><text:span text:style-name="T1">-X</text:span></text:p>
          </draw:text-box>
        </draw:frame>
        <draw:custom-shape draw:style-name="gr10" draw:text-style-name="P1" draw:layer="layout" svg:width="1.1cm" svg:height="0.4cm" svg:x="12.8cm" svg:y="1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cm" svg:height="3.399cm" draw:transform="rotate (3.13530946828261) translate (13.699cm 18.802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7cm" svg:y1="9.8cm" svg:x2="13.9cm" svg:y2="9.8cm">
          <text:p/>
        </draw:line>
        <draw:line draw:style-name="gr3" draw:text-style-name="P1" draw:layer="layout" svg:x1="7.7cm" svg:y1="10.2cm" svg:x2="12.8cm" svg:y2="10.2cm">
          <text:p/>
        </draw:line>
        <draw:line draw:style-name="gr3" draw:text-style-name="P1" draw:layer="layout" svg:x1="13.9cm" svg:y1="9.8cm" svg:x2="13.9cm" svg:y2="10.6cm">
          <text:p/>
        </draw:line>
        <draw:line draw:style-name="gr3" draw:text-style-name="P1" draw:layer="layout" svg:x1="12.8cm" svg:y1="10.2cm" svg:x2="12.8cm" svg:y2="10.6cm">
          <text:p/>
        </draw:line>
        <draw:frame draw:style-name="gr8" draw:text-style-name="P2" draw:layer="layout" svg:width="0.836cm" svg:height="0.649cm" svg:x="7.064cm" svg:y="11.351cm">
          <draw:text-box>
            <text:p><text:span text:style-name="T1">-Z</text:span></text:p>
          </draw:text-box>
        </draw:frame>
        <draw:frame draw:style-name="gr9" draw:text-style-name="P2" draw:layer="layout" svg:width="0.718cm" svg:height="0.649cm" svg:x="7.182cm" svg:y="11cm">
          <draw:text-box>
            <text:p><text:span text:style-name="T1">Z</text:span></text:p>
          </draw:text-box>
        </draw:frame>
        <draw:line draw:style-name="gr3" draw:text-style-name="P1" draw:layer="layout" svg:x1="7.7cm" svg:y1="11.3cm" svg:x2="9.7cm" svg:y2="11.3cm">
          <text:p/>
        </draw:line>
        <draw:line draw:style-name="gr3" draw:text-style-name="P1" draw:layer="layout" svg:x1="7.7cm" svg:y1="11.7cm" svg:x2="9.2cm" svg:y2="11.7cm">
          <text:p/>
        </draw:line>
        <draw:line draw:style-name="gr3" draw:text-style-name="P1" draw:layer="layout" svg:x1="9.7cm" svg:y1="11.3cm" svg:x2="9.7cm" svg:y2="12.2cm">
          <text:p/>
        </draw:line>
        <draw:line draw:style-name="gr3" draw:text-style-name="P1" draw:layer="layout" svg:x1="9.2cm" svg:y1="11.7cm" svg:x2="9.2cm" svg:y2="12.8cm">
          <text:p/>
        </draw:line>
        <draw:line draw:style-name="gr3" draw:text-style-name="P1" draw:layer="layout" svg:x1="9.7cm" svg:y1="12.175cm" svg:x2="12.8cm" svg:y2="12.175cm">
          <text:p/>
        </draw:line>
        <draw:line draw:style-name="gr3" draw:text-style-name="P1" draw:layer="layout" svg:x1="9.2cm" svg:y1="12.8cm" svg:x2="12.8cm" svg:y2="12.8cm">
          <text:p/>
        </draw:line>
        <draw:line draw:style-name="gr3" draw:text-style-name="P1" draw:layer="layout" svg:x1="6.5cm" svg:y1="16.1cm" svg:x2="6.5cm" svg:y2="15.2cm">
          <text:p/>
        </draw:line>
        <draw:line draw:style-name="gr3" draw:text-style-name="P1" draw:layer="layout" svg:x1="6.5cm" svg:y1="15.2cm" svg:x2="12.8cm" svg:y2="15.2cm">
          <text:p/>
        </draw:line>
        <draw:line draw:style-name="gr3" draw:text-style-name="P1" draw:layer="layout" svg:x1="6.5cm" svg:y1="16.4cm" svg:x2="6.5cm" svg:y2="20cm">
          <text:p/>
        </draw:line>
        <draw:line draw:style-name="gr3" draw:text-style-name="P1" draw:layer="layout" svg:x1="9cm" svg:y1="20cm" svg:x2="6.5cm" svg:y2="20cm">
          <text:p/>
        </draw:line>
        <draw:line draw:style-name="gr3" draw:text-style-name="P1" draw:layer="layout" svg:x1="2.4cm" svg:y1="9.7cm" svg:x2="1.5cm" svg:y2="9.7cm">
          <text:p/>
        </draw:line>
        <draw:line draw:style-name="gr3" draw:text-style-name="P1" draw:layer="layout" svg:x1="2.4cm" svg:y1="10cm" svg:x2="1.5cm" svg:y2="10cm">
          <text:p/>
        </draw:line>
        <draw:line draw:style-name="gr3" draw:text-style-name="P1" draw:layer="layout" svg:x1="2.4cm" svg:y1="11.6cm" svg:x2="1.5cm" svg:y2="11.6cm">
          <text:p/>
        </draw:line>
        <draw:line draw:style-name="gr3" draw:text-style-name="P1" draw:layer="layout" svg:x1="2.4cm" svg:y1="11.2cm" svg:x2="1.5cm" svg:y2="11.2cm">
          <text:p/>
        </draw:line>
        <draw:line draw:style-name="gr3" draw:text-style-name="P1" draw:layer="layout" svg:x1="1.5cm" svg:y1="11.2cm" svg:x2="1.5cm" svg:y2="18.1cm">
          <text:p/>
        </draw:line>
        <draw:line draw:style-name="gr3" draw:text-style-name="P1" draw:layer="layout" svg:x1="6.5cm" svg:y1="18.1cm" svg:x2="1.5cm" svg:y2="18.1cm">
          <text:p/>
        </draw:line>
        <draw:custom-shape draw:style-name="gr11" draw:text-style-name="P3" draw:layer="layout" svg:width="1.1cm" svg:height="1.1cm" svg:x="5.9cm" svg:y="17.6cm">
          <text:p text:style-name="P1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0.959cm" svg:height="0.962cm" svg:x="4.941cm" svg:y="15.8cm">
          <draw:text-box>
            <text:p>U</text:p>
          </draw:text-box>
        </draw:frame>
        <draw:frame draw:style-name="gr12" draw:text-style-name="P4" draw:layer="layout" svg:width="0.748cm" svg:height="0.729cm" svg:x="7.1cm" svg:y="15.7cm">
          <draw:text-box>
            <text:p><text:span text:style-name="T3">+</text:span></text:p>
          </draw:text-box>
        </draw:frame>
        <draw:frame draw:style-name="gr8" draw:text-style-name="P4" draw:layer="layout" svg:width="0.642cm" svg:height="0.729cm" svg:x="7.158cm" svg:y="16.071cm">
          <draw:text-box>
            <text:p><text:span text:style-name="T3">-</text:span></text:p>
          </draw:text-box>
        </draw:frame>
        <draw:frame draw:style-name="gr8" draw:layer="layout" svg:width="2.327cm" svg:height="0.962cm" svg:x="3.973cm" svg:y="11.838cm">
          <draw:text-box>
            <text:p>±200V</text:p>
          </draw:text-box>
        </draw:frame>
        <draw:frame draw:style-name="gr13" draw:text-style-name="P4" draw:layer="layout" svg:width="0.811cm" svg:height="5.987cm" svg:x="1.6cm" svg:y="11.9cm">
          <draw:text-box>
            <text:p text:style-name="P4"><text:span text:style-name="T3">Rückkopplung</text:span></text:p>
          </draw:text-box>
        </draw:frame>
        <draw:line draw:style-name="gr14" draw:text-style-name="P1" draw:layer="layout" svg:x1="13.4cm" svg:y1="18.8cm" svg:x2="13.4cm" svg:y2="19.6cm">
          <text:p/>
        </draw:line>
        <draw:path draw:style-name="gr14" draw:text-style-name="P1" draw:layer="layout" svg:width="0.884cm" svg:height="0.217cm" draw:transform="rotate (-1.89246050793745) translate (13.4cm 18.8cm)" svg:viewBox="0 0 885 218" svg:d="M0 0c316 316 601 221 885 127">
          <text:p/>
        </draw:path>
        <draw:path draw:style-name="gr14" draw:text-style-name="P1" draw:layer="layout" svg:width="0.632cm" svg:height="0.631cm" draw:transform="rotate (-1.89246050793745) translate (13.9999654447303cm 18.9999309043812cm)" svg:viewBox="0 0 633 632" svg:d="M0 632c63-442 348-537 633-632">
          <text:p/>
        </draw:path>
        <draw:path draw:style-name="gr14" draw:text-style-name="P1" draw:layer="layout" svg:width="0.853cm" svg:height="0.174cm" draw:transform="rotate (-1.89246050793745) translate (13.4cm 18.8cm)" svg:viewBox="0 0 854 175" svg:d="M0 0c316 316 569 127 854 32">
          <text:p/>
        </draw:path>
        <draw:path draw:style-name="gr14" draw:text-style-name="P1" draw:layer="layout" svg:width="0.821cm" svg:height="0.151cm" draw:transform="rotate (-1.89246050793745) translate (13.4599343539399cm 18.8199723662287cm)" svg:viewBox="0 0 822 152" svg:d="M0 63c379 190 538 32 822-63">
          <text:p/>
        </draw:path>
        <draw:path draw:style-name="gr14" draw:text-style-name="P1" draw:layer="layout" svg:width="0.79cm" svg:height="0.174cm" draw:transform="rotate (-1.89246050793745) translate (13.5499395357383cm 18.8499654559208cm)" svg:viewBox="0 0 791 175" svg:d="M0 158c443 63 506-63 791-158">
          <text:p/>
        </draw:path>
        <draw:path draw:style-name="gr14" draw:text-style-name="P1" draw:layer="layout" svg:width="0.663cm" svg:height="0.537cm" draw:transform="rotate (-1.89246050793745) translate (13.9099602629319cm 18.9699378146891cm)" svg:viewBox="0 0 664 538" svg:d="M0 538c158-475 380-443 664-538">
          <text:p/>
        </draw:path>
        <draw:path draw:style-name="gr14" draw:text-style-name="P1" draw:layer="layout" svg:width="0.695cm" svg:height="0.442cm" draw:transform="rotate (-1.89246050793745) translate (13.8199550811335cm 18.939944724997cm)" svg:viewBox="0 0 696 443" svg:d="M0 443c190-380 411-348 696-443">
          <text:p/>
        </draw:path>
        <draw:path draw:style-name="gr14" draw:text-style-name="P1" draw:layer="layout" svg:width="0.726cm" svg:height="0.347cm" draw:transform="rotate (-1.89246050793745) translate (13.7299498993351cm 18.9099516353049cm)" svg:viewBox="0 0 727 348" svg:d="M0 348c316-316 443-253 727-348">
          <text:p/>
        </draw:path>
        <draw:custom-shape draw:style-name="gr15" draw:text-style-name="P1" draw:layer="layout" svg:width="0.1cm" svg:height="0.7cm" svg:x="13.9cm" svg:y="18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5" draw:layer="layout" svg:width="0.879cm" svg:height="0.886cm" svg:x="14.021cm" svg:y="18.8cm">
          <draw:text-box>
            <text:p text:style-name="P5"><text:span text:style-name="T4">E</text:span></text:p>
          </draw:text-box>
        </draw:frame>
        <draw:frame draw:style-name="gr8" draw:layer="layout" svg:width="3.465cm" svg:height="0.962cm" svg:x="13.8cm" svg:y="16.338cm">
          <draw:text-box>
            <text:p>Pt-Ir-Draht</text:p>
          </draw:text-box>
        </draw:frame>
        <draw:line draw:style-name="gr16" draw:text-style-name="P1" draw:layer="layout" svg:x1="13.8cm" svg:y1="11cm" svg:x2="16cm" svg:y2="11cm">
          <text:p/>
        </draw:line>
        <draw:line draw:style-name="gr16" draw:text-style-name="P1" draw:layer="layout" svg:x1="12.9cm" svg:y1="11cm" svg:x2="10.7cm" svg:y2="11cm">
          <text:p/>
        </draw:line>
        <draw:line draw:style-name="gr16" draw:text-style-name="P1" draw:layer="layout" svg:x1="13.4cm" svg:y1="12.9cm" svg:x2="13.4cm" svg:y2="11.6cm">
          <text:p/>
        </draw:line>
        <draw:line draw:style-name="gr16" draw:text-style-name="P1" draw:layer="layout" svg:x1="13.4cm" svg:y1="13.6cm" svg:x2="13.4cm" svg:y2="14.9cm">
          <text:p/>
        </draw:line>
        <draw:frame draw:style-name="gr17" draw:layer="layout" svg:width="4cm" svg:height="1.7cm" svg:x="14.2cm" svg:y="11.9cm">
          <draw:text-box>
            <text:p>Piezosteuerelemen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Amiri" svg:font-family="Amiri" style:font-pitch="variable"/>
    <style:font-face style:name="Asana Math" svg:font-family="'Asana Math'" style:font-pitch="variable"/>
    <style:font-face style:name="GFS Didot" svg:font-family="'GFS Didot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</meta:initial-creator>
    <meta:creation-date>2015-09-23T21:37:48.464078272</meta:creation-date>
    <dc:date>2015-09-23T23:39:38.611708830</dc:date>
    <dc:creator>Frederik </dc:creator>
    <meta:editing-duration>PT15M2S</meta:editing-duration>
    <meta:editing-cycles>1</meta:editing-cycles>
    <meta:document-statistic meta:object-count="58"/>
    <meta:generator>LibreOffice/4.2.8.2$Linux_x86 LibreOffice_project/420m0$Build-2</meta:generator>
  </office:meta>
</office:document-meta>
</file>